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2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 style:data-style-name="N100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1" table:default-cell-style-name="ce2"/>
        <table:table-column table:style-name="co1" table:default-cell-style-name="ce1"/>
        <table:table-row table:style-name="ro1">
          <table:table-cell office:value-type="string">
            <text:p>Lift</text:p>
          </table:table-cell>
          <table:table-cell table:style-name="ce1" office:value-type="string">
            <text:p>Reps</text:p>
          </table:table-cell>
          <table:table-cell office:value-type="string">
            <text:p>Time(s)</text:p>
          </table:table-cell>
        </table:table-row>
        <table:table-row table:style-name="ro1">
          <table:table-cell office:value-type="string">
            <text:p>TRX Single Leg Squats</text:p>
          </table:table-cell>
          <table:table-cell office:value-type="string">
            <text:p>8/8/8</text:p>
          </table:table-cell>
          <table:table-cell/>
        </table:table-row>
        <table:table-row table:style-name="ro1">
          <table:table-cell office:value-type="string">
            <text:p>KB Low-to-High Side Chops</text:p>
          </table:table-cell>
          <table:table-cell office:value-type="string">
            <text:p>8/8/8</text:p>
          </table:table-cell>
          <table:table-cell/>
        </table:table-row>
        <table:table-row table:style-name="ro1">
          <table:table-cell office:value-type="string">
            <text:p>Rope Pulls (s)</text:p>
          </table:table-cell>
          <table:table-cell office:value-type="string">
            <text:p>120/120/120</text:p>
          </table:table-cell>
          <table:table-cell/>
        </table:table-row>
        <table:table-row table:style-name="ro1">
          <table:table-cell office:value-type="string">
            <text:p>Bosu Weighted Crunch</text:p>
          </table:table-cell>
          <table:table-cell office:value-type="string">
            <text:p>15/15/15</text:p>
          </table:table-cell>
          <table:table-cell/>
        </table:table-row>
        <table:table-row table:style-name="ro1">
          <table:table-cell office:value-type="string">
            <text:p>DB Squats</text:p>
          </table:table-cell>
          <table:table-cell office:value-type="string">
            <text:p>10/10/10/10</text:p>
          </table:table-cell>
          <table:table-cell/>
        </table:table-row>
        <table:table-row table:style-name="ro1">
          <table:table-cell office:value-type="string">
            <text:p>TRX Rows</text:p>
          </table:table-cell>
          <table:table-cell office:value-type="string">
            <text:p>12/12/12</text:p>
          </table:table-cell>
          <table:table-cell/>
        </table:table-row>
        <table:table-row table:style-name="ro1">
          <table:table-cell office:value-type="string">
            <text:p>BW Plank (s)</text:p>
          </table:table-cell>
          <table:table-cell office:value-type="string">
            <text:p>120/120/120</text:p>
          </table:table-cell>
          <table:table-cell/>
        </table:table-row>
        <table:table-row table:style-name="ro1">
          <table:table-cell office:value-type="string">
            <text:p>Medicine Ball Pushup</text:p>
          </table:table-cell>
          <table:table-cell office:value-type="string">
            <text:p>8/8/8</text:p>
          </table:table-cell>
          <table:table-cell/>
        </table:table-row>
        <table:table-row table:style-name="ro1">
          <table:table-cell office:value-type="string">
            <text:p>Spider Crawls, Knee-Elbow</text:p>
          </table:table-cell>
          <table:table-cell office:value-type="string">
            <text:p>8/8/8</text:p>
          </table:table-cell>
          <table:table-cell/>
        </table:table-row>
        <table:table-row table:style-name="ro1">
          <table:table-cell office:value-type="string">
            <text:p>Raised Leg Lifts</text:p>
          </table:table-cell>
          <table:table-cell office:value-type="string">
            <text:p>10/10/10</text:p>
          </table:table-cell>
          <table:table-cell/>
        </table:table-row>
        <table:table-row table:style-name="ro1">
          <table:table-cell office:value-type="string">
            <text:p>Selectorized Ab Crunch</text:p>
          </table:table-cell>
          <table:table-cell office:value-type="string">
            <text:p>16/16/16</text:p>
          </table:table-cell>
          <table:table-cell/>
        </table:table-row>
        <table:table-row table:style-name="ro1">
          <table:table-cell table:style-name="Default"/>
          <table:table-cell table:style-name="ce3"/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5">02/15/2018</text:date>, <text:time>08:36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29S</meta:editing-duration>
    <meta:editing-cycles>4</meta:editing-cycles>
    <meta:generator>OpenOffice/4.1.5$Win32 OpenOffice.org_project/415m1$Build-9789</meta:generator>
    <dc:date>2018-02-15T08:36:24.43</dc:date>
    <dc:creator>Justin Reina</dc:creator>
    <meta:document-statistic meta:table-count="3" meta:cell-count="25" meta:object-count="0"/>
    <meta:user-defined meta:name="Info 1"/>
    <meta:user-defined meta:name="Info 2"/>
    <meta:user-defined meta:name="Info 3"/>
    <meta:user-defined meta:name="Info 4"/>
  </office:meta>
</office:document-meta>
</file>